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Jan 04 18:05:23 202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Jan 04 18:05:23 202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

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Wed Jan 04 18:05:23 202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

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Wed Jan 04 18:05:23 202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2.2 (732a01da63, 2022-12-09)</meta:generator>
    <meta:initial-creator>Inkscape.org - 1.2.2 (732a01da63, 2022-12-09)</meta:initial-creator>
    <meta:creation-date>2023-01-04 18:05:23</meta:creation-date>
    <dc:date>2023-01-04 18:05:23</dc:date>
  </office:meta>
</office:document-meta>
</file>